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썬바탕" svg:font-family="썬바탕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Standard">
      <style:text-properties fo:language="hu" fo:country="H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zniai amerikai kontingens háromnegyedének – mintegy négyezer katona – magyarországi telepítése egy éven belül megtörténhet. A katonák teljes fegyverzettel és együtt érkeznek, ami garantálja azonnali bevethetoségüket a Balkánon. Értesüléseink szerint a Pentagon azt tervezi, hogy a jugoszláviai helyzet stabilizálódását követően a hétozres koszovói amerikai kontingens jelentos részét is a magyarországi bázison helyezi majd el.</text:p>
      <text:p text:style-name="P1"/>
      <text:p text:style-name="P1">Bozniai amerikai kontingens háromnegyedének – mintegy négyezer katona – magyarországi telepítése egy éven belül megtörténhet. A katonák teljes fegyverzettel és együtt érkeznek, ami garantálja azonnali bevethetoségüket a Balkánon. Értesüléseink szerint a Pentagon azt tervezi, hogy a jugoszláviai helyzet stabilizálódását követően a hétozres koszovói amerikai kontingens jelentos részét is a magyarországi bázison helyezi majd el.</text:p>
      <text:p text:style-name="P1"/>
      <text:p text:style-name="P1">Bozniai amerikai kontingens háromnegyedének – mintegy négyezer katona – magyarországi telepítése egy éven belül megtörténhet. A katonák teljes fegyverzettel és együtt érkeznek, ami garantálja azonnali bevethetoségüket a Balkánon. Értesüléseink szerint a Pentagon azt tervezi, hogy a jugoszláviai helyzet stabilizálódását követően a hétozres koszovói amerikai kontingens jelentos részét is a magyarországi bázison helyezi majd 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썬바탕" svg:font-family="썬바탕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ko" style:country-asian="KR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썬바탕" style:font-size-asian="12pt" style:language-asian="ko" style:country-asian="KR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썬바탕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3$Build-9009</meta:generator>
    <meta:initial-creator>Helge Delfs</meta:initial-creator>
    <meta:creation-date>2006-01-30T10:52:16</meta:creation-date>
    <dc:date>2006-02-23T10:28:41</dc:date>
    <dc:language>de-DE</dc:language>
    <meta:editing-cycles>3</meta:editing-cycles>
    <meta:editing-duration>PT7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56" meta:character-count="1287"/>
  </office:meta>
</office:document-meta>
</file>